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ato1" svg:font-family="Lato" style:font-adornments="Regular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36f" officeooo:paragraph-rsid="0006c36f"/>
    </style:style>
    <style:style style:name="P2" style:family="paragraph" style:parent-style-name="Standard">
      <style:text-properties style:font-name="FreeMono" fo:font-size="10pt" officeooo:rsid="000740e7" officeooo:paragraph-rsid="000740e7" style:font-size-asian="10pt" style:font-size-complex="10pt"/>
    </style:style>
    <style:style style:name="P3" style:family="paragraph" style:parent-style-name="Standard">
      <style:text-properties officeooo:paragraph-rsid="000740e7"/>
    </style:style>
    <style:style style:name="P4" style:family="paragraph" style:parent-style-name="Standard">
      <style:text-properties style:font-name="Lato" fo:font-size="11pt" officeooo:rsid="000740e7" officeooo:paragraph-rsid="00090d13" style:font-size-asian="11pt" style:font-size-complex="11pt"/>
    </style:style>
    <style:style style:name="P5" style:family="paragraph" style:parent-style-name="Standard">
      <style:text-properties fo:color="#5983b0" style:font-name="FreeMono" fo:font-size="10pt" officeooo:rsid="000740e7" officeooo:paragraph-rsid="000740e7" style:font-size-asian="10pt" style:font-size-complex="10pt"/>
    </style:style>
    <style:style style:name="P6" style:family="paragraph" style:parent-style-name="Heading_20_2">
      <style:text-properties officeooo:rsid="0009310f" officeooo:paragraph-rsid="0009310f"/>
    </style:style>
    <style:style style:name="P7" style:family="paragraph" style:parent-style-name="Heading_20_2">
      <style:text-properties officeooo:paragraph-rsid="0009310f"/>
    </style:style>
    <style:style style:name="T1" style:family="text">
      <style:text-properties style:font-name="FreeMono"/>
    </style:style>
    <style:style style:name="T2" style:family="text">
      <style:text-properties style:font-name="FreeMono" fo:font-size="11pt" officeooo:rsid="000740e7" style:font-size-asian="11pt" style:font-size-complex="11pt"/>
    </style:style>
    <style:style style:name="T3" style:family="text">
      <style:text-properties style:font-name="FreeMono" officeooo:rsid="00090d13"/>
    </style:style>
    <style:style style:name="T4" style:family="text">
      <style:text-properties style:font-name="FreeMono" officeooo:rsid="000740e7"/>
    </style:style>
    <style:style style:name="T5" style:family="text">
      <style:text-properties style:font-name="FreeMono" fo:font-size="10pt" style:font-size-asian="10pt" style:font-size-complex="10pt"/>
    </style:style>
    <style:style style:name="T6" style:family="text">
      <style:text-properties style:font-name="FreeMono" fo:font-size="10pt" officeooo:rsid="000740e7" style:font-size-asian="10pt" style:font-size-complex="10pt"/>
    </style:style>
    <style:style style:name="T7" style:family="text">
      <style:text-properties style:font-name="FreeMono" fo:font-size="10pt" officeooo:rsid="00090d13" style:font-size-asian="10pt" style:font-size-complex="10pt"/>
    </style:style>
    <style:style style:name="T8" style:family="text">
      <style:text-properties style:font-name="FreeMono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1pt" officeooo:rsid="000740e7" style:font-size-asian="11pt" style:font-size-complex="11pt"/>
    </style:style>
    <style:style style:name="T10" style:family="text">
      <style:text-properties officeooo:rsid="00090d13"/>
    </style:style>
    <style:style style:name="T11" style:family="text">
      <style:text-properties fo:color="#5983b0" style:font-name="FreeMono" fo:font-size="10pt" officeooo:rsid="00090d13" style:font-size-asian="10pt" style:font-size-complex="10pt"/>
    </style:style>
    <style:style style:name="T12" style:family="text">
      <style:text-properties officeooo:rsid="0009310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ux Kernel</text:h>
      <text:h text:style-name="P6" text:outline-level="2">Get and Verify Kernel</text:h>
      <text:p text:style-name="P1"/>
      <text:p text:style-name="P5">get the tarball</text:p>
      <text:p text:style-name="P2"/>
      <text:p text:style-name="P3"><text:span text:style-name="T6">wget “https://cdn.kernel.org/pub/linux/kernel/v5.x/linux-5.1.9.tar.xz</text:span><text:span text:style-name="T6">”</text:span></text:p>
      <text:p text:style-name="P2"/>
      <text:p text:style-name="P2"/>
      <text:p text:style-name="P5">extract</text:p>
      <text:p text:style-name="P2"/>
      <text:p text:style-name="P2">unxz -v <text:s/>linux-5.1.9.tar.xz</text:p>
      <text:p text:style-name="P2"/>
      <text:p text:style-name="P2"/>
      <text:p text:style-name="P5">get pgp signature</text:p>
      <text:p text:style-name="P2"/>
      <text:p text:style-name="P3"><text:span text:style-name="Source_20_Text"><text:span text:style-name="T6">wget https://cdn.kernel.org/pub/linux/kernel/v5.x/linux-5.1.2.tar.sign</text:span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4"><text:span text:style-name="Source_20_Text"><text:span text:style-name="T11">try to verify, will return error containing the key ID of required RSA key.</text:span></text:span></text:p>
      <text:p text:style-name="P4"><text:span text:style-name="Source_20_Text"><text:span text:style-name="T5"/></text:span></text:p>
      <text:p text:style-name="P4"><text:span text:style-name="Source_20_Text"><text:span text:style-name="T5">gpg --verify linux-5.1.9.tar.sign </text:span></text:span></text:p>
      <text:p text:style-name="P4"><text:span text:style-name="Source_20_Text"><text:span text:style-name="T5"/></text:span></text:p>
      <text:p text:style-name="P4"><text:span text:style-name="Source_20_Text"><text:span text:style-name="T8">gpg: assuming signed data in 'linux-5.1.9.tar'</text:span></text:span></text:p>
      <text:p text:style-name="P4"><text:span text:style-name="Source_20_Text"><text:span text:style-name="T8">gpg: Signature made Tue 11 Jun 2019 12:20:22 PM CEST</text:span></text:span></text:p>
      <text:p text:style-name="P4"><text:span text:style-name="Source_20_Text"><text:span text:style-name="T8">gpg: <text:s text:c="15"/>using RSA key 647F28654894E3BD457199BE38DBBDC86092693E</text:span></text:span></text:p>
      <text:p text:style-name="P4"><text:span text:style-name="Source_20_Text"><text:span text:style-name="T8">gpg: Can't check signature: No public key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11">get the required RSA key</text:span></text:span></text:p>
      <text:p text:style-name="P4"><text:span text:style-name="Source_20_Text"><text:span text:style-name="T5"/></text:span></text:p>
      <text:p text:style-name="P4"><text:span text:style-name="Source_20_Text"><text:span text:style-name="T5">gpg --recv-keys 647F28654894E3BD457199BE38DBBDC86092693E</text:span></text:span></text:p>
      <text:p text:style-name="P4"><text:span text:style-name="Source_20_Text"><text:span text:style-name="T5"/></text:span></text:p>
      <text:p text:style-name="P4"><text:span text:style-name="Source_20_Text"><text:span text:style-name="T8">gpg: key 38DBBDC86092693E: 2 duplicate signatures removed</text:span></text:span></text:p>
      <text:p text:style-name="P4"><text:span text:style-name="Source_20_Text"><text:span text:style-name="T8">gpg: key 38DBBDC86092693E: 164 signatures not checked due to missing keys</text:span></text:span></text:p>
      <text:p text:style-name="P4"><text:span text:style-name="Source_20_Text"><text:span text:style-name="T8">gpg: /home/user/.gnupg/trustdb.gpg: trustdb created</text:span></text:span></text:p>
      <text:p text:style-name="P4"><text:span text:style-name="Source_20_Text"><text:span text:style-name="T8">gpg: key 38DBBDC86092693E: public key "Greg Kroah-Hartman &lt;gregkh@linuxfoundation.org&gt;" imported</text:span></text:span></text:p>
      <text:p text:style-name="P4"><text:span text:style-name="Source_20_Text"><text:span text:style-name="T8">gpg: no ultimately trusted keys found</text:span></text:span></text:p>
      <text:p text:style-name="P4"><text:span text:style-name="Source_20_Text"><text:span text:style-name="T8">gpg: Total number processed: 1</text:span></text:span></text:p>
      <text:p text:style-name="P4"><text:span text:style-name="Source_20_Text"><text:span text:style-name="T8">gpg: <text:s text:c="14"/>imported: 1</text:span></text:span></text:p>
      <text:p text:style-name="P4"><text:span text:style-name="Source_20_Text"><text:span text:style-name="T5"/></text:span></text:p>
      <text:p text:style-name="P4"><text:span text:style-name="Source_20_Text"><text:span text:style-name="T5"/></text:span></text:p>
      <text:p text:style-name="P4"><text:span text:style-name="Source_20_Text"><text:span text:style-name="T11">verify the signature again, unless “BAD signature” appears, all is ok.</text:span></text:span></text:p>
      <text:p text:style-name="P4"><text:span text:style-name="Source_20_Text"><text:span text:style-name="T5"/></text:span></text:p>
      <text:p text:style-name="P4"><text:span text:style-name="Source_20_Text"><text:span text:style-name="T5">gpg --verify linux-5.1.9.tar.sign </text:span></text:span></text:p>
      <text:p text:style-name="P4"><text:span text:style-name="Source_20_Text"><text:span text:style-name="T5"/></text:span></text:p>
      <text:p text:style-name="P4"><text:span text:style-name="Source_20_Text"><text:span text:style-name="T8">gpg: assuming signed data in 'linux-5.1.9.tar'</text:span></text:span></text:p>
      <text:p text:style-name="P4"><text:span text:style-name="Source_20_Text"><text:span text:style-name="T8">gpg: Signature made Tue 11 Jun 2019 12:20:22 PM CEST</text:span></text:span></text:p>
      <text:p text:style-name="P4"><text:span text:style-name="Source_20_Text"><text:span text:style-name="T8">gpg: <text:s text:c="15"/>using RSA key 647F28654894E3BD457199BE38DBBDC86092693E</text:span></text:span></text:p>
      <text:p text:style-name="P4"><text:span text:style-name="Source_20_Text"><text:span text:style-name="T8">gpg: Good signature from "Greg Kroah-Hartman &lt;gregkh@linuxfoundation.org&gt;" [unknown]</text:span></text:span></text:p>
      <text:p text:style-name="P4"><text:span text:style-name="Source_20_Text"><text:span text:style-name="T8">gpg: <text:s text:c="16"/>aka "Greg Kroah-Hartman &lt;gregkh@kernel.org&gt;" [unknown]</text:span></text:span></text:p>
      <text:p text:style-name="P4"><text:span text:style-name="Source_20_Text"><text:span text:style-name="T8">gpg: <text:s text:c="16"/>aka "Greg Kroah-Hartman (Linux kernel stable release signing key) &lt;greg@kroah.com&gt;" [unknown]</text:span></text:span></text:p>
      <text:p text:style-name="P4"><text:span text:style-name="Source_20_Text"><text:span text:style-name="T8">gpg: WARNING: This key is not certified with a trusted signature!</text:span></text:span></text:p>
      <text:p text:style-name="P4"><text:span text:style-name="Source_20_Text"><text:span text:style-name="T8">gpg: <text:s text:c="9"/>There is no indication that the signature belongs to the owner.</text:span></text:span></text:p>
      <text:p text:style-name="P4"><text:span text:style-name="Source_20_Text"><text:span text:style-name="T8">Primary key fingerprint: 647F 2865 4894 E3BD 4571 <text:s/>99BE 38DB BDC8 6092 693E</text:span></text:span></text:p>
      <text:h text:style-name="P7" text:outline-level="2"><text:span text:style-name="Source_20_Text"><text:span text:style-name="T12">Configure Kernel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ato1" svg:font-family="Lato" style:font-adornments="Regular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reeSans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Sans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ato1" fo:font-family="Lato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" fo:font-family="FreeSans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reeSans" fo:font-family="FreeSans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ans" fo:font-family="FreeSans" style:font-family-generic="swiss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6:23:42.941439461</meta:creation-date>
    <dc:date>2019-06-14T16:47:46.190597560</dc:date>
    <meta:editing-duration>PT3M18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35" meta:word-count="220" meta:character-count="1797" meta:non-whitespace-character-count="1526"/>
  </office:meta>
</office:document-meta>
</file>